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150%"/>
    </style:style>
    <style:style style:name="P2" style:family="paragraph" style:parent-style-name="Text_20_body">
      <loext:graphic-properties draw:fill="none" draw:fill-color="#ffffff" draw:fill-gradient-name="gradient" draw:fill-hatch-name="hatch"/>
      <style:paragraph-properties fo:margin-top="0in" fo:margin-bottom="0in" style:contextual-spacing="false" fo:line-height="150%" fo:background-color="transparent"/>
    </style:style>
    <style:style style:name="P3" style:family="paragraph" style:parent-style-name="Text_20_body">
      <loext:graphic-properties draw:fill="none" draw:fill-color="#ffffff" draw:fill-gradient-name="gradient" draw:fill-hatch-name="hatch"/>
      <style:paragraph-properties fo:margin-top="0in" fo:margin-bottom="0in" style:contextual-spacing="false" fo:line-height="150%" fo:background-color="transparent"/>
      <style:text-properties fo:color="#0e101a" loext:opacity="100%" fo:background-color="transparent"/>
    </style:style>
    <style:style style:name="P4" style:family="paragraph" style:parent-style-name="Text_20_body">
      <loext:graphic-properties draw:fill-gradient-name="gradient" draw:fill-hatch-name="hatch"/>
      <style:paragraph-properties fo:margin-top="0in" fo:margin-bottom="0in" style:contextual-spacing="false" fo:line-height="150%"/>
      <style:text-properties fo:color="#0e101a" loext:opacity="100%" style:font-name="Times New Roman" fo:background-color="transparent"/>
    </style:style>
    <style:style style:name="P5"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fo:color="#0e101a" loext:opacity="100%" style:font-name="Times New Roman" fo:background-color="transparent"/>
    </style:style>
    <style:style style:name="P6"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fo:color="#0e101a" loext:opacity="100%" style:font-name="Times New Roman" fo:background-color="transparent"/>
    </style:style>
    <style:style style:name="P7" style:family="paragraph" style:parent-style-name="Text_20_body">
      <loext:graphic-properties draw:fill-gradient-name="gradient" draw:fill-hatch-name="hatch"/>
      <style:paragraph-properties fo:margin-top="0in" fo:margin-bottom="0in" style:contextual-spacing="false" fo:line-height="150%"/>
      <style:text-properties fo:color="#0e101a" loext:opacity="100%" style:font-name="Times New Roman" officeooo:rsid="000008b7" officeooo:paragraph-rsid="000008b7" fo:background-color="transparent"/>
    </style:style>
    <style:style style:name="P8" style:family="paragraph" style:parent-style-name="Text_20_body">
      <loext:graphic-properties draw:fill="none" draw:fill-color="#ffffff" draw:fill-gradient-name="gradient" draw:fill-hatch-name="hatch"/>
      <style:paragraph-properties fo:margin-top="0in" fo:margin-bottom="0in" style:contextual-spacing="false" fo:line-height="150%" fo:background-color="transparent"/>
      <style:text-properties style:font-name="Times New Roman"/>
    </style:style>
    <style:style style:name="T1" style:family="text">
      <style:text-properties fo:color="#0e101a" loext:opacity="100%" fo:background-color="transparent" loext:char-shading-value="0"/>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008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text:tab/><text:tab/><text:span text:style-name="T2">The historical context of <text:s/>“Of Blood and Fire”</text:span></text:p>
      <text:p text:style-name="P4"/>
      <text:p text:style-name="P5">“<text:span text:style-name="T3">Of Blood and Fire”</text:span> is a liberation war-based book written by Jahanara <text:span text:style-name="T3">I</text:span>mam and published in February 1971. In the book, Jahanara <text:span text:style-name="T3">I</text:span>mam represented a constructive picture of the guerrilla activities conducted in Dhaka city in 1971. Shafi Ahmed Rumi was a son of Jahanara Imam. He wanted to pursue higher education in engineering. He was a good student. But in March 1971, war broke out in the country. After that, he joined Mukti Bahini as a volunteer. <text:span text:style-name="T3">H</text:span>e was captivated by Pakistani forces but never returned. Sharif Imam was the husband of Jahanara Imam. Her husband was a civil engineer. He died of a heart attack. Due to the liberation war, medical treatment in the country was not good, so he did not receive adequate treatment. </text:p>
      <text:p text:style-name="P8"/>
      <text:p text:style-name="P6">The family biography of the author and the contribution of her husband to the freedom struggle are also discussed here. She also lost her two brothers-in-law in the liberation war. After that, Jahanara <text:span text:style-name="T3">I</text:span>mam spent the next period with her other son. This book represents a fascinating account of the history of the Bengali nation. Here she further added the contribution of the women during the liberation war. She also described how the women protested against the Pakistani Army. During the liberation war, women were oppressed so many times by the Pakistani military. As Saikia (2011) mentions, the contribution of the women who fought bravely and many raped women sacrificed their lives for the liberation of Bangladesh.</text:p>
      <text:p text:style-name="P8"/>
      <text:p text:style-name="P6">This book is a shining example of Bengali Mukti Bahini fighting against them with weapons in their hand despite all the adversities. In this book, Jahanara <text:span text:style-name="T3">I</text:span>mam mentioned the contribution of Bangabandhu Sheikh Mu<text:span text:style-name="T3">j</text:span>ib Ur Rahman to the leadership of the country at that time. She also added the significance of the six-point movement in 1966. In this book, she also added the history of the language movement, where the people raised the demand to establish the Bengali language as the official language. She also added the contribution of martyrs during the liberation war. The book also describes how the Pakistani invasion forces attacked the sleeping people on the night of 25 <text:span text:style-name="T3">M</text:span>arch 1971. As Ahmed (2002) notes, the situation of Bangladesh's history where the people of our country are oppressed by the Pakistani government. The description of the people who were martyred in 1971 is also given in this book. It represents how Sheikh Mujib <text:span text:style-name="T3">U</text:span>r Rahman raised the sleeping Bengalis was also described in this book. She further added the social-economic conditions of the country, education, culture, and contribution of political leaders during the liberation war discussed in this book. </text:p>
      <text:p text:style-name="P2"><text:soft-page-break/></text:p>
      <text:p text:style-name="P2"/>
      <text:p text:style-name="P2"/>
      <text:p text:style-name="P3">References:</text:p>
      <text:p text:style-name="P2"><text:span text:style-name="T1">1. Saikia, Y. (2011). </text:span><text:span text:style-name="Emphasis"><text:span text:style-name="T1">Women, war, and the making of Bangladesh: Remembering 1971</text:span></text:span><text:span text:style-name="T1">. Duke University Press.</text:span></text:p>
      <text:p text:style-name="P2"/>
      <text:p text:style-name="P2"><text:span text:style-name="T1">2. Ahmad, O. (2002). </text:span><text:span text:style-name="Emphasis"><text:span text:style-name="T1">Revolution, military personnel and the war of liberation in Bangladesh</text:span></text:span><text:span text:style-name="T1">. Oxford Brookes University. </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3T19:29:40.288000000</meta:creation-date>
    <dc:date>2023-02-23T20:34:58.798000000</dc:date>
    <meta:editing-duration>PT9M22S</meta:editing-duration>
    <meta:editing-cycles>2</meta:editing-cycles>
    <meta:generator>LibreOffice/7.3.4.2$Windows_X86_64 LibreOffice_project/728fec16bd5f605073805c3c9e7c4212a0120dc5</meta:generator>
    <meta:document-statistic meta:table-count="0" meta:image-count="0" meta:object-count="0" meta:page-count="2" meta:paragraph-count="7" meta:word-count="478" meta:character-count="2926" meta:non-whitespace-character-count="2448"/>
  </office:meta>
</office:document-meta>
</file>